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183e00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149cea" officeooo:paragraph-rsid="00149cea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174a33" officeooo:paragraph-rsid="00174a33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1a62ec" officeooo:paragraph-rsid="001a62ec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1a62ec" officeooo:paragraph-rsid="0020cd1a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1b4225" officeooo:paragraph-rsid="001b4225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1b4225" officeooo:paragraph-rsid="0020cd1a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1b608c" officeooo:paragraph-rsid="0020cd1a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1ceb94" officeooo:paragraph-rsid="0020cd1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1dd147" officeooo:paragraph-rsid="001dd147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15f655" officeooo:paragraph-rsid="0015f655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2c643" officeooo:paragraph-rsid="0022c643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22c643" officeooo:paragraph-rsid="0030e44b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43a75" officeooo:paragraph-rsid="00243a75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6d2d7" officeooo:paragraph-rsid="0026d2d7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6d2d7" officeooo:paragraph-rsid="0027a7b2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293f8b" officeooo:paragraph-rsid="00293f8b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2ec6ca" officeooo:paragraph-rsid="002ec6ca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2ec6ca" officeooo:paragraph-rsid="0030e44b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304561" officeooo:paragraph-rsid="00304561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2ce472" officeooo:paragraph-rsid="002ce472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30a26b" officeooo:paragraph-rsid="0030a26b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30a26b" officeooo:paragraph-rsid="0030e44b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30c3d8" officeooo:paragraph-rsid="0030c3d8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15f655" officeooo:paragraph-rsid="0015f655" fo:background-color="#eeeeee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1b4225" officeooo:paragraph-rsid="001b4225" fo:background-color="#eeeeee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1b4225" officeooo:paragraph-rsid="0020cd1a" fo:background-color="#eeeeee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1a62ec" officeooo:paragraph-rsid="0020cd1a" fo:background-color="#eeeeee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1a62ec" officeooo:paragraph-rsid="0022c643" fo:background-color="#eeeeee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1ceb94" officeooo:paragraph-rsid="0020cd1a" fo:background-color="#eeeeee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1dd147" officeooo:paragraph-rsid="001dd147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174a33" officeooo:paragraph-rsid="00174a33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174a33" officeooo:paragraph-rsid="001dd147" fo:background-color="#eeeeee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1f47e5" officeooo:paragraph-rsid="001f47e5" fo:background-color="#eeeee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2145ea" officeooo:paragraph-rsid="002145ea" fo:background-color="#eeeeee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22c643" officeooo:paragraph-rsid="0022c643" fo:background-color="#eeeee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22c643" officeooo:paragraph-rsid="0026d2d7" fo:background-color="#eeeeee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22c643" officeooo:paragraph-rsid="002ec6ca" fo:background-color="#eeeeee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22c643" officeooo:paragraph-rsid="0030e44b" fo:background-color="#eeeeee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fo:font-style="italic" officeooo:rsid="00183e00" officeooo:paragraph-rsid="00183e00" style:font-size-asian="13pt" style:font-style-asian="italic" style:font-size-complex="13pt" style:font-style-complex="italic"/>
    </style:style>
    <style:style style:name="P42" style:family="paragraph" style:parent-style-name="Standard">
      <style:paragraph-properties fo:line-height="150%"/>
      <style:text-properties style:font-name="Ubuntu" fo:font-size="13pt" officeooo:rsid="001b4225" officeooo:paragraph-rsid="001b4225" fo:background-color="transparent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22c643" officeooo:paragraph-rsid="0026d2d7" fo:background-color="transparent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2ec6ca" officeooo:paragraph-rsid="002ec6ca" fo:background-color="transparent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2ec6ca" officeooo:paragraph-rsid="0030e44b" fo:background-color="transparent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fo:font-weight="bold" officeooo:rsid="002145ea" officeooo:paragraph-rsid="002145ea" style:font-size-asian="13pt" style:font-weight-asian="bold" style:font-size-complex="13pt" style:font-weight-complex="bold"/>
    </style:style>
    <style:style style:name="P47" style:family="paragraph" style:parent-style-name="Standard">
      <style:paragraph-properties fo:line-height="150%"/>
      <style:text-properties style:font-name="Ubuntu" fo:font-size="13pt" fo:font-weight="bold" officeooo:rsid="0026d2d7" officeooo:paragraph-rsid="0026d2d7" style:font-size-asian="13pt" style:font-weight-asian="bold" style:font-size-complex="13pt" style:font-weight-complex="bold"/>
    </style:style>
    <style:style style:name="P48" style:family="paragraph" style:parent-style-name="Standard">
      <style:paragraph-properties fo:line-height="150%"/>
      <style:text-properties style:font-name="Ubuntu" fo:font-size="13pt" fo:font-weight="bold" officeooo:rsid="0020cd1a" officeooo:paragraph-rsid="0020cd1a" style:font-size-asian="13pt" style:font-weight-asian="bold" style:font-size-complex="13pt" style:font-weight-complex="bold"/>
    </style:style>
    <style:style style:name="P49" style:family="paragraph" style:parent-style-name="Standard">
      <style:paragraph-properties fo:line-height="150%"/>
      <style:text-properties style:font-name="Ubuntu" fo:font-size="13pt" fo:font-weight="bold" officeooo:rsid="002ec6ca" officeooo:paragraph-rsid="002ec6ca" style:font-size-asian="13pt" style:font-weight-asian="bold" style:font-size-complex="13pt" style:font-weight-complex="bold"/>
    </style:style>
    <style:style style:name="P50" style:family="paragraph" style:parent-style-name="Standard">
      <style:paragraph-properties fo:line-height="150%"/>
      <style:text-properties style:font-name="Ubuntu" fo:font-size="13pt" fo:font-weight="normal" officeooo:rsid="0020cd1a" officeooo:paragraph-rsid="0020cd1a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0pt" officeooo:rsid="00183e00" officeooo:paragraph-rsid="00183e00" style:font-size-asian="10pt" style:font-size-complex="10pt"/>
    </style:style>
    <style:style style:name="P52" style:family="paragraph" style:parent-style-name="Standard">
      <style:paragraph-properties fo:line-height="150%"/>
      <style:text-properties style:font-name="Ubuntu" fo:font-size="10pt" officeooo:rsid="001ceb94" officeooo:paragraph-rsid="001ceb94" style:font-size-asian="10pt" style:font-size-complex="10pt"/>
    </style:style>
    <style:style style:name="P53" style:family="paragraph" style:parent-style-name="Standard">
      <style:paragraph-properties fo:line-height="150%"/>
      <style:text-properties style:font-name="Ubuntu" fo:font-size="10pt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line-height="150%"/>
      <style:text-properties style:font-name="Ubuntu" fo:font-size="10pt" officeooo:rsid="001a62ec" officeooo:paragraph-rsid="001b4225" fo:background-color="transparent" style:font-size-asian="10pt" style:font-size-complex="10pt"/>
    </style:style>
    <style:style style:name="P55" style:family="paragraph" style:parent-style-name="Standard">
      <style:paragraph-properties fo:line-height="150%"/>
      <style:text-properties officeooo:paragraph-rsid="00149cea"/>
    </style:style>
    <style:style style:name="P56" style:family="paragraph" style:parent-style-name="Heading_20_2">
      <style:paragraph-properties fo:line-height="150%" fo:text-align="center" style:justify-single-word="false"/>
      <style:text-properties style:font-name="Ubuntu" officeooo:paragraph-rsid="001dd147"/>
    </style:style>
    <style:style style:name="P5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9" style:family="paragraph" style:parent-style-name="Heading_20_3">
      <style:paragraph-properties fo:margin-top="0.347cm" fo:margin-bottom="0.312cm" style:contextual-spacing="false" fo:line-height="150%" fo:text-align="center" style:justify-single-word="false"/>
      <style:text-properties style:font-name="Ubuntu"/>
    </style:style>
    <style:style style:name="P60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61" style:family="paragraph" style:parent-style-name="Standard">
      <style:paragraph-properties fo:line-height="150%"/>
      <style:text-properties style:font-name="Ubuntu" fo:font-size="13pt" officeooo:rsid="002ec6ca" officeooo:paragraph-rsid="002ec6ca" fo:background-color="transparent" style:font-size-asian="13pt" style:font-size-complex="13pt"/>
    </style:style>
    <style:style style:name="P62" style:family="paragraph" style:parent-style-name="Standard">
      <style:paragraph-properties fo:line-height="150%"/>
      <style:text-properties style:font-name="Ubuntu" fo:font-size="13pt" officeooo:rsid="002ec6ca" officeooo:paragraph-rsid="0030e44b" fo:background-color="transparent" style:font-size-asian="13pt" style:font-size-complex="13pt"/>
    </style:style>
    <style:style style:name="P63" style:family="paragraph" style:parent-style-name="Standard">
      <style:paragraph-properties fo:line-height="150%"/>
      <style:text-properties style:font-name="Ubuntu" fo:font-size="13pt" officeooo:rsid="0032cae8" officeooo:paragraph-rsid="0032cae8" style:font-size-asian="13pt" style:font-size-complex="13pt"/>
    </style:style>
    <style:style style:name="P64" style:family="paragraph" style:parent-style-name="Standard">
      <style:paragraph-properties fo:line-height="150%"/>
      <style:text-properties style:font-name="Ubuntu" fo:font-size="13pt" officeooo:rsid="0032d47b" officeooo:paragraph-rsid="0032d47b" style:font-size-asian="13pt" style:font-size-complex="13pt"/>
    </style:style>
    <style:style style:name="P65" style:family="paragraph" style:parent-style-name="Standard">
      <style:paragraph-properties fo:line-height="150%"/>
      <style:text-properties style:font-name="Ubuntu" fo:font-size="13pt" officeooo:rsid="00304561" officeooo:paragraph-rsid="00304561" style:font-size-asian="13pt" style:font-size-complex="13pt"/>
    </style:style>
    <style:style style:name="P66" style:family="paragraph" style:parent-style-name="Standard">
      <style:paragraph-properties fo:line-height="150%"/>
      <style:text-properties style:font-name="Ubuntu" fo:font-size="13pt" officeooo:rsid="003307a6" officeooo:paragraph-rsid="003307a6" style:font-size-asian="13pt" style:font-size-complex="13pt"/>
    </style:style>
    <style:style style:name="P67" style:family="paragraph" style:parent-style-name="Standard">
      <style:paragraph-properties fo:line-height="150%"/>
      <style:text-properties style:font-name="Ubuntu" fo:font-size="13pt" officeooo:rsid="0033c102" officeooo:paragraph-rsid="0033c102" style:font-size-asian="13pt" style:font-size-complex="13pt"/>
    </style:style>
    <style:style style:name="P68" style:family="paragraph" style:parent-style-name="Standard">
      <style:paragraph-properties fo:line-height="150%"/>
      <style:text-properties style:font-name="Ubuntu" fo:font-size="13pt" officeooo:rsid="003447b9" officeooo:paragraph-rsid="003447b9" style:font-size-asian="13pt" style:font-size-complex="13pt"/>
    </style:style>
    <style:style style:name="P69" style:family="paragraph" style:parent-style-name="Standard">
      <style:paragraph-properties fo:line-height="150%"/>
      <style:text-properties style:font-name="Ubuntu" fo:font-size="13pt" officeooo:rsid="0032cae8" officeooo:paragraph-rsid="0032cae8" fo:background-color="#eeeeee" style:font-size-asian="13pt" style:font-size-complex="13pt"/>
    </style:style>
    <style:style style:name="P70" style:family="paragraph" style:parent-style-name="Standard">
      <style:paragraph-properties fo:line-height="150%"/>
      <style:text-properties style:font-name="Ubuntu" fo:font-size="13pt" fo:font-weight="bold" officeooo:rsid="0033c102" officeooo:paragraph-rsid="0033c102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4225"/>
    </style:style>
    <style:style style:name="T3" style:family="text">
      <style:text-properties fo:background-color="#eeeeee" loext:char-shading-value="0"/>
    </style:style>
    <style:style style:name="T4" style:family="text">
      <style:text-properties officeooo:rsid="001b4225" fo:background-color="#eeeeee" loext:char-shading-value="0"/>
    </style:style>
    <style:style style:name="T5" style:family="text">
      <style:text-properties officeooo:rsid="0026d2d7" fo:background-color="#eeeeee" loext:char-shading-value="0"/>
    </style:style>
    <style:style style:name="T6" style:family="text">
      <style:text-properties officeooo:rsid="0027c179" fo:background-color="#eeeeee" loext:char-shading-value="0"/>
    </style:style>
    <style:style style:name="T7" style:family="text">
      <style:text-properties fo:background-color="#eeeeee" loext:char-shading-value="0"/>
    </style:style>
    <style:style style:name="T8" style:family="text">
      <style:text-properties style:font-name="Ubuntu" fo:font-size="13pt" officeooo:rsid="00149cea" style:font-size-asian="13pt" style:font-size-complex="13pt"/>
    </style:style>
    <style:style style:name="T9" style:family="text">
      <style:text-properties style:font-name="Ubuntu" fo:font-size="13pt" officeooo:rsid="001dd147" style:font-size-asian="13pt" style:font-size-complex="13pt"/>
    </style:style>
    <style:style style:name="T10" style:family="text">
      <style:text-properties officeooo:rsid="001c21c0"/>
    </style:style>
    <style:style style:name="T11" style:family="text">
      <style:text-properties officeooo:rsid="001ceb94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0e44b" fo:background-color="transparent" loext:char-shading-value="0"/>
    </style:style>
    <style:style style:name="T14" style:family="text">
      <style:text-properties officeooo:rsid="001dd147"/>
    </style:style>
    <style:style style:name="T15" style:family="text">
      <style:text-properties officeooo:rsid="0020cd1a"/>
    </style:style>
    <style:style style:name="T16" style:family="text">
      <style:text-properties officeooo:rsid="0022c643"/>
    </style:style>
    <style:style style:name="T17" style:family="text">
      <style:text-properties officeooo:rsid="0023f444"/>
    </style:style>
    <style:style style:name="T18" style:family="text">
      <style:text-properties officeooo:rsid="0026d2d7"/>
    </style:style>
    <style:style style:name="T19" style:family="text">
      <style:text-properties officeooo:rsid="0027a7b2"/>
    </style:style>
    <style:style style:name="T20" style:family="text">
      <style:text-properties officeooo:rsid="0027c179"/>
    </style:style>
    <style:style style:name="T21" style:family="text">
      <style:text-properties officeooo:rsid="002cf43f"/>
    </style:style>
    <style:style style:name="T22" style:family="text">
      <style:text-properties officeooo:rsid="002ec6ca"/>
    </style:style>
    <style:style style:name="T23" style:family="text">
      <style:text-properties officeooo:rsid="0030a26b"/>
    </style:style>
    <style:style style:name="T24" style:family="text">
      <style:text-properties officeooo:rsid="002ce472"/>
    </style:style>
    <style:style style:name="T25" style:family="text">
      <style:text-properties officeooo:rsid="0030c3d8"/>
    </style:style>
    <style:style style:name="T26" style:family="text">
      <style:text-properties officeooo:rsid="0030e44b"/>
    </style:style>
    <style:style style:name="T27" style:family="text">
      <style:text-properties officeooo:rsid="0032cae8"/>
    </style:style>
    <style:style style:name="T28" style:family="text">
      <style:text-properties officeooo:rsid="00304561"/>
    </style:style>
    <style:style style:name="T29" style:family="text">
      <style:text-properties fo:color="#39bae6" loext:opacity="100%"/>
    </style:style>
    <style:style style:name="T30" style:family="text">
      <style:text-properties fo:color="#bfbdb6" loext:opacity="100%"/>
    </style:style>
    <style:style style:name="T31" style:family="text">
      <style:text-properties fo:color="#ffb45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2">VueJS</text:h>
      <text:p text:style-name="P55"><text:span text:style-name="T8">Vue </text:span><text:span text:style-name="T9">é</text:span><text:span text:style-name="T8"> </text:span><text:span text:style-name="T9">u</text:span><text:span text:style-name="T8">m framework progressivo para criar interfaces, </text:span><text:span text:style-name="T9">possui </text:span><text:span text:style-name="T8">a construção de layouts baseada em componentes.</text:span></text:p>
      <text:p text:style-name="P3"/>
      <text:p text:style-name="P3">Possui módulos para manipulação de rotas (vue router), que ajuda a trocar de rotas na aplicação e também state (vuex), que é um componente de manipulação de estado que guarda dados da aplicação.</text:p>
      <text:h text:style-name="P59" text:outline-level="3">input e data binding</text:h>
      <text:p text:style-name="P12">Uma das funcionalidades mais interessantes é o data binding, <text:span text:style-name="T14">que é a possibilidade </text:span>de mudar em tempo real dado<text:span text:style-name="T14">s</text:span>, por meio do que é recebido de um input.</text:p>
      <text:p text:style-name="P12"/>
      <text:p text:style-name="P11"><text:span text:style-name="T1">v-model:</text:span> Indica uma variavel que vai guardar o valor de um input, possibilitando gerenciar esse valor pelo vue:</text:p>
      <text:p text:style-name="P26">&lt;input v-model=”input<text:span text:style-name="T14">Value</text:span>”&gt;&lt;/input&gt; </text:p>
      <text:p text:style-name="P1"/>
      <text:p text:style-name="P11"><text:span text:style-name="T1">v-on:click:</text:span> É uma diretiva que executa uma função quando o evento de clique é ativado:</text:p>
      <text:p text:style-name="P26">&lt;input type=”submit” v-on:click=”funcao” /&gt; </text:p>
      <text:p text:style-name="P1"/>
      <text:p text:style-name="P11"><text:span text:style-name="T1">data:</text:span> Guarda todos os dados do componente, ou seja, guarda as variáveis: <text:span text:style-name="T3">const func = {data( ) {variavel: valor}} </text:span></text:p>
      <text:p text:style-name="P11"/>
      <text:p text:style-name="P11"><text:span text:style-name="T1">methods:</text:span> Guarda todas as funções do componente:</text:p>
      <text:p text:style-name="P32">const func = {</text:p>
      <text:p text:style-name="P32"><text:span text:style-name="T12"><text:s text:c="4"/></text:span>methods: {funcao1( ) {}}</text:p>
      <text:p text:style-name="P32">}</text:p>
      <text:p text:style-name="P4"/>
      <text:p text:style-name="P4"/>
      <text:p text:style-name="P11"><text:soft-page-break/><text:span text:style-name="T1">data + methods:</text:span></text:p>
      <text:p text:style-name="P34">const func = {</text:p>
      <text:p text:style-name="P33"><text:span text:style-name="T12"><text:s text:c="4"/></text:span>data() {},</text:p>
      <text:p text:style-name="P33"><text:span text:style-name="T12"><text:s text:c="4"/></text:span>methods: {</text:p>
      <text:p text:style-name="P33"><text:span text:style-name="T12"><text:s text:c="8"/></text:span>funcao() {}</text:p>
      <text:p text:style-name="P33"><text:span text:style-name="T12"><text:s text:c="4"/></text:span>}</text:p>
      <text:p text:style-name="P33">}</text:p>
      <text:p text:style-name="P1"/>
      <text:p text:style-name="P4">Para referenciar uma variavel no data é utilizando o this:</text:p>
      <text:p text:style-name="P35">this.variavel </text:p>
      <text:p text:style-name="P1"/>
      <text:p text:style-name="P4"><text:span text:style-name="T1">Ex:</text:span> </text:p>
      <text:p text:style-name="P41">index.html</text:p>
      <text:p text:style-name="P51"><text:s/>&lt;div id="app"&gt;</text:p>
      <text:p text:style-name="P51"><text:s text:c="8"/>&lt;form id="app-form"&gt;</text:p>
      <text:p text:style-name="P51"><text:s text:c="12"/>&lt;input type="text" v-model="input_name" placeholder="Digite o nome"&gt;</text:p>
      <text:p text:style-name="P51"><text:s text:c="12"/>&lt;input type="submit" value="Enviar" v-on:click="submitForm"&gt;</text:p>
      <text:p text:style-name="P51"><text:s text:c="8"/>&lt;/form&gt;</text:p>
      <text:p text:style-name="P51"><text:s text:c="8"/>&lt;p&gt;Seu nome é: {{ name }}&lt;/p&gt;</text:p>
      <text:p text:style-name="P51"><text:s text:c="8"/>&lt;p&gt;Data binding: {{ input_name }}&lt;/p&gt;</text:p>
      <text:p text:style-name="P51">&lt;/div&gt;</text:p>
      <text:p text:style-name="P2"/>
      <text:p text:style-name="P41">app.js</text:p>
      <text:p text:style-name="P53">const MyNameApp = {</text:p>
      <text:p text:style-name="P53"><text:s text:c="4"/>data() {</text:p>
      <text:p text:style-name="P53"><text:s text:c="8"/>return {name: " ", age: 30, input_name: " "}</text:p>
      <text:p text:style-name="P53"><text:s text:c="4"/>},</text:p>
      <text:p text:style-name="P53"><text:s text:c="4"/>methods: {</text:p>
      <text:p text:style-name="P53"><text:s text:c="8"/>submitForm(e) {</text:p>
      <text:p text:style-name="P53"><text:s text:c="12"/>e.preventDefault()</text:p>
      <text:p text:style-name="P53"><text:s text:c="12"/>this.name = this.input_name</text:p>
      <text:p text:style-name="P53"><text:s text:c="8"/>}</text:p>
      <text:p text:style-name="P53"><text:s text:c="4"/>}</text:p>
      <text:p text:style-name="P53">}</text:p>
      <text:p text:style-name="P53"/>
      <text:p text:style-name="P53">Vue.createApp(MyNameApp).mount('#app')</text:p>
      <text:h text:style-name="P60" text:outline-level="3"><text:soft-page-break/>Componentes</text:h>
      <text:p text:style-name="P5">É um recurso fundamental para o vue, <text:span text:style-name="T15">através dos componentes </text:span>é possível dividir o layout em partes, <text:span text:style-name="T15">onde c</text:span>ada componente te<text:span text:style-name="T15">rá</text:span> a sua responsabilidade, por exemplo: um componente que é uma tabela e outro que é um rodapé.</text:p>
      <text:p text:style-name="P5"/>
      <text:p text:style-name="P5">Dividir as entidades dessa maneira deixa o projeto com uma separação de responsabilidade maior. Cada um tendo seu CSS e também os dados que manipula</text:p>
      <text:p text:style-name="P5"/>
      <text:p text:style-name="P48">Estrutura de um componente vue:</text:p>
      <text:p text:style-name="P29">&lt;<text:span text:style-name="T2">template&gt;</text:span></text:p>
      <text:p text:style-name="P28">&lt;/template&gt;</text:p>
      <text:p text:style-name="P29">&lt;<text:span text:style-name="T2">script&gt;&lt;/script&gt;</text:span></text:p>
      <text:p text:style-name="P29">&lt;<text:span text:style-name="T2">style&gt;&lt;/style&gt;</text:span></text:p>
      <text:p text:style-name="P50"/>
      <text:p text:style-name="P8">template – html reativo</text:p>
      <text:p text:style-name="P8">script – logica do componente</text:p>
      <text:p text:style-name="P8">style – estilo do componente</text:p>
      <text:p text:style-name="P6"/>
      <text:p text:style-name="P9">Os componentes sempre ficarão na pasta components <text:span text:style-name="T10">e terão .vue, </text:span><text:span text:style-name="T11">além disso, sempre precisarão ser exportados:</text:span></text:p>
      <text:p text:style-name="P29">&lt;<text:span text:style-name="T2">script&gt;</text:span></text:p>
      <text:p text:style-name="P29"><text:span text:style-name="T12"><text:s text:c="4"/></text:span><text:span text:style-name="T11">export default {name: ’Componente’}</text:span></text:p>
      <text:p text:style-name="P28">&lt;/script&gt;</text:p>
      <text:p text:style-name="P6"><text:span text:style-name="T4"/></text:p>
      <text:p text:style-name="P6"><text:span text:style-name="T4"/></text:p>
      <text:p text:style-name="P10">É preciso importar <text:span text:style-name="T15">o componente</text:span>, será feito dentro de script, no mesmo objeto onde a pagina atual esta sendo exportada, só que utilizando a propriedade components:</text:p>
      <text:p text:style-name="P10"/>
      <text:p text:style-name="P29"><text:soft-page-break/>&lt;<text:span text:style-name="T2">script&gt;</text:span></text:p>
      <text:p text:style-name="P36"><text:span text:style-name="T12"><text:s text:c="4"/></text:span>import Componente from “./Componente.vue</text:p>
      <text:p text:style-name="P29"><text:span text:style-name="T12"><text:s text:c="4"/></text:span><text:span text:style-name="T11">export default {name: ’App’, components: {Componente}}</text:span></text:p>
      <text:p text:style-name="P28">&lt;/script&gt;</text:p>
      <text:p text:style-name="P6"/>
      <text:p text:style-name="P10">Para utilizar basta declarar dentro de template como um elemento:</text:p>
      <text:p text:style-name="P31">&lt;template&gt;</text:p>
      <text:p text:style-name="P31"><text:span text:style-name="T12"><text:s text:c="4"/></text:span>&lt;Componente /&gt;</text:p>
      <text:p text:style-name="P31">&lt;/template&gt;</text:p>
      <text:p text:style-name="P6"/>
      <text:p text:style-name="P7"><text:span text:style-name="T1">template –</text:span> Define a marcação HTML que será renderizada na interface do usuario, é onde o layout visual do componente será escrito, ou seja, é onde fica o HTML. </text:p>
      <text:p text:style-name="P7"/>
      <text:p text:style-name="P7">Dentro do template é possível usar <text:s/>interpolações ({{}}), diretivas (v-if, v-for, v-bind, v-model, etc.) e outros componentes personalizados:</text:p>
      <text:p text:style-name="P27">&lt;template&gt;&lt;/template&gt; </text:p>
      <text:p text:style-name="P27"/>
      <text:p text:style-name="P42">é preciso exportar o arquivo:</text:p>
      <text:p text:style-name="P42"/>
      <text:p text:style-name="P27">&lt;script&gt;</text:p>
      <text:p text:style-name="P27"><text:s text:c="4"/>export default {name: ‘NomeDoArquivo’}</text:p>
      <text:p text:style-name="P27">&lt;/script&gt;</text:p>
      <text:p text:style-name="P5"/>
      <text:p text:style-name="P46">Ex:</text:p>
      <text:p text:style-name="P54">&lt;template&gt;</text:p>
      <text:p text:style-name="P54"><text:s text:c="4"/>&lt;PrimeiroComponente /&gt;</text:p>
      <text:p text:style-name="P54">&lt;/template&gt;</text:p>
      <text:p text:style-name="P54"/>
      <text:p text:style-name="P54">&lt;script&gt;</text:p>
      <text:p text:style-name="P54"><text:s text:c="4"/>import PrimeiroComponente from "./components/PrimeiroComponente.vue"</text:p>
      <text:p text:style-name="P54"><text:s text:c="4"/>export default {name: 'App', components: {PrimeiroComponente}}</text:p>
      <text:p text:style-name="P54">&lt;/script&gt;</text:p>
      <text:p text:style-name="P5"/>
      <text:p text:style-name="P52"><text:soft-page-break/>&lt;template&gt;</text:p>
      <text:p text:style-name="P52"><text:s text:c="4"/>&lt;h1&gt;Olá, Mundo!&lt;/h1&gt;</text:p>
      <text:p text:style-name="P52">&lt;/template&gt;</text:p>
      <text:p text:style-name="P52"/>
      <text:p text:style-name="P52">&lt;script&gt;</text:p>
      <text:p text:style-name="P52"><text:s text:c="4"/>export default {name: "PrimeiroComponente"}</text:p>
      <text:p text:style-name="P52">&lt;/script&gt;</text:p>
      <text:h text:style-name="P60" text:outline-level="3">Dados em Componentes</text:h>
      <text:p text:style-name="P13">Os componentes podem conter dados. <text:span text:style-name="T17">É</text:span> possível inicializar já com algum valor e também modificar durante a execução do programa.</text:p>
      <text:p text:style-name="P13"/>
      <text:p text:style-name="P13"><text:span text:style-name="T17">O</text:span>s dados ficam em uma função chamada data, esta função deve retornar os dados em formato de objeto.</text:p>
      <text:p text:style-name="P13"/>
      <text:p text:style-name="P37">export default {</text:p>
      <text:p text:style-name="P37"><text:span text:style-name="T12"><text:s text:c="4"/></text:span>data( ) {</text:p>
      <text:p text:style-name="P37"><text:span text:style-name="T12"><text:s text:c="9"/></text:span>return {variavel: “valor”}</text:p>
      <text:p text:style-name="P37"><text:span text:style-name="T12"><text:s text:c="4"/></text:span>}</text:p>
      <text:p text:style-name="P37">}</text:p>
      <text:p text:style-name="P5"/>
      <text:p text:style-name="P13"><text:span text:style-name="T3">{{ variavel }} </text:span><text:s/>- Pega uma variavel do data</text:p>
      <text:p text:style-name="P13"/>
      <text:p text:style-name="P13">Assim como no react, é preciso envolver o código html dentro de uma div:</text:p>
      <text:p text:style-name="P37">&lt;template&gt; </text:p>
      <text:p text:style-name="P30"><text:span text:style-name="T12"><text:s text:c="4"/></text:span>&lt;<text:span text:style-name="T16">div</text:span>&gt;&lt;/<text:span text:style-name="T16">div</text:span>&gt; </text:p>
      <text:p text:style-name="P37">&lt;/template&gt; </text:p>
      <text:p text:style-name="P5"/>
      <text:p text:style-name="P13"><text:span text:style-name="T17">D</text:span>entro do export default ficam as configurações de componentes do vue como name, components, methods, data etc.</text:p>
      <text:p text:style-name="P13"/>
      <text:p text:style-name="P13"/>
      <text:p text:style-name="P13"/>
      <text:h text:style-name="P60" text:outline-level="3"><text:soft-page-break/>Lyfe cycle Hooks</text:h>
      <text:p text:style-name="P15">São eventos que possibilitam acessar determinados momentos da aplicação, ou seja, que podem ser ativados em determinadas partes da execução do programa, como o created, Que é um hook que executa quando o componente é criado.</text:p>
      <text:p text:style-name="P15"/>
      <text:p text:style-name="P15">O conjunto deles possibilita a criação de diferentes ações para a aplicação.</text:p>
      <text:p text:style-name="P15"/>
      <text:p text:style-name="P15">É preciso ter esses gatilhos para que o programa ou funcionalidade se comporte da forma esperada e para alterar a aplicação em diversas etapas diferentes.</text:p>
      <text:p text:style-name="P15"/>
      <text:p text:style-name="P17">Os eventos acontecem em sequencia, por isso os hooks possuem hierarquia, <text:span text:style-name="T19">por exemplo o create vem depois do mounted</text:span>.</text:p>
      <text:p text:style-name="P13"/>
      <text:p text:style-name="P16">Os hooks são colocados dentro do export, ao lado de data, methods etc.:</text:p>
      <text:p text:style-name="P38">export default {</text:p>
      <text:p text:style-name="P38"><text:span text:style-name="T12"><text:s text:c="4"/></text:span><text:span text:style-name="T18">created( ) {}</text:span></text:p>
      <text:p text:style-name="P38">}</text:p>
      <text:p text:style-name="P13"/>
      <text:p text:style-name="P47">Pegar os dados dentro do data e alterar:</text:p>
      <text:p text:style-name="P38">export default {</text:p>
      <text:p text:style-name="P38"><text:span text:style-name="T12"><text:s text:c="4"/></text:span><text:span text:style-name="T18">created( ) {this.variavel </text:span><text:span text:style-name="T20">=</text:span><text:span text:style-name="T18"> “novoValor”}</text:span></text:p>
      <text:p text:style-name="P38">}</text:p>
      <text:p text:style-name="P13"/>
      <text:p text:style-name="P38">export default {</text:p>
      <text:p text:style-name="P43"><text:s text:c="4"/><text:span text:style-name="T5">created( ) {this.variavel </text:span><text:span text:style-name="T6">=</text:span><text:span text:style-name="T5"> “novoValor”},</text:span></text:p>
      <text:p text:style-name="P38"><text:span text:style-name="T12"><text:s text:c="4"/></text:span><text:span text:style-name="T18">mounted( ) {this.variavel </text:span><text:span text:style-name="T20">=</text:span><text:span text:style-name="T18"> “valor2”}</text:span></text:p>
      <text:p text:style-name="P38">}</text:p>
      <text:p text:style-name="P13"/>
      <text:h text:style-name="P60" text:outline-level="3"><text:soft-page-break/>Hierarquia de Componentes</text:h>
      <text:p text:style-name="P18">É comum componentes terem outros componentes que dependem deles, ou seja, ter uma arvore de componentes, mas é preciso ter cuidado para não virar uma bagunça. Com essa divisão de componentes em subcomponentes, é separado mais ainda as responsabilidades de cada um.</text:p>
      <text:h text:style-name="P60" text:outline-level="3">Diretivas</text:h>
      <text:p text:style-name="P23">Existem diversas diretivas, elas começam sempre com v- e são essenciais para uma aplicação dinâmica.</text:p>
      <text:p text:style-name="P22"/>
      <text:p text:style-name="P23"><text:span text:style-name="T1">v-if:</text:span> É a mesma coisa que a condicional if do javascript, entre as aspas ficam a lógica, tudo dentro dela é javascript. <text:span text:style-name="T24">É possível alterar a lógica pelos valores inseridos em data, </text:span>uma de suas funcionalidades é mudar a exibição de uma parte do layout baseada em uma condição:</text:p>
      <text:p text:style-name="P37">&lt;<text:span text:style-name="T21">elemento v-if=”</text:span><text:span text:style-name="T23">lógica</text:span><text:span text:style-name="T21">”</text:span>&gt;&lt;/<text:span text:style-name="T21">elemento</text:span>&gt; </text:p>
      <text:p text:style-name="P13"/>
      <text:p text:style-name="P23"><text:span text:style-name="T1">Ex:</text:span> </text:p>
      <text:p text:style-name="P44">&lt;p v-if=”isTrue”&gt;&lt;/p&gt;</text:p>
      <text:p text:style-name="P19"/>
      <text:p text:style-name="P44">data() {</text:p>
      <text:p text:style-name="P44"><text:s text:c="4"/>isTrue: false</text:p>
      <text:p text:style-name="P44">}</text:p>
      <text:p text:style-name="P13"/>
      <text:p text:style-name="P23"><text:span text:style-name="T1">v-else:</text:span> <text:span text:style-name="T25">Precisa estar em baixo do if, sem que outro elemento esteja entre os dois e precisa estar em um elemento diferente:</text:span></text:p>
      <text:p text:style-name="P39">&lt;<text:span text:style-name="T21">elemento v-</text:span><text:span text:style-name="T22">else</text:span>&gt;&lt;/<text:span text:style-name="T21">elemento</text:span>&gt; </text:p>
      <text:p text:style-name="P13"/>
      <text:p text:style-name="P49">Ex:</text:p>
      <text:p text:style-name="P19">&lt;p v-if=”isTrue”&gt;Se for <text:span text:style-name="T25">true</text:span>&lt;/p&gt;</text:p>
      <text:p text:style-name="P19">&lt;p v-else&gt;Se for <text:span text:style-name="T25">false</text:span>&lt;/p&gt;</text:p>
      <text:p text:style-name="P19"><text:soft-page-break/>data() {</text:p>
      <text:p text:style-name="P19"><text:s text:c="4"/>isTrue: false</text:p>
      <text:p text:style-name="P19">}</text:p>
      <text:p text:style-name="P13"/>
      <text:p text:style-name="P25"><text:span text:style-name="T1">v-show:</text:span> É um if só que com a função de mostrar ou não mostrar, ou seja, é um if simplificado, mostra se esta verdadeiro e não mostra se esta falso, assim como o if dentro das aspas fica a condicional.</text:p>
      <text:p text:style-name="P13"/>
      <text:p text:style-name="P21"><text:span text:style-name="T25">E</text:span>nquanto o v-if não monta o elemento no DOM <text:span text:style-name="T25">quando é falso,</text:span> o v-show sempre monta, <text:span text:style-name="T25">o que é alterado é seu display CSS.</text:span></text:p>
      <text:p text:style-name="P40">&lt;<text:span text:style-name="T21">elemento v-</text:span><text:span text:style-name="T26">show</text:span><text:span text:style-name="T21">=”</text:span><text:span text:style-name="T26">condicional</text:span><text:span text:style-name="T21">”</text:span>&gt;&lt;/<text:span text:style-name="T21">elemento</text:span>&gt; </text:p>
      <text:p text:style-name="P14"/>
      <text:p text:style-name="P24"><text:span text:style-name="T1">Ex:</text:span> </text:p>
      <text:p text:style-name="P20"><text:span text:style-name="T12">&lt;p v-</text:span><text:span text:style-name="T13">show</text:span><text:span text:style-name="T12">=”isTrue”&gt;&lt;/p&gt;</text:span></text:p>
      <text:p text:style-name="P20"/>
      <text:p text:style-name="P45">data() {</text:p>
      <text:p text:style-name="P45"><text:s text:c="4"/>isTrue: false</text:p>
      <text:p text:style-name="P45">}</text:p>
      <text:h text:style-name="P57" text:outline-level="2">Argumentos</text:h>
      <text:p text:style-name="P21"/>
      <text:p text:style-name="P63">São valores dinamicos que podem ser inseridos em diretivas: baseados nestes valores para executar um determinado comportamento ou atributos: mudar URL de links ou src de imagens.</text:p>
      <text:p text:style-name="P63"/>
      <text:p text:style-name="P63">São essenciais para alterar a experiencia do usuario no uso da aplicação.</text:p>
      <text:p text:style-name="P21"/>
      <text:p text:style-name="P21"/>
      <text:p text:style-name="P63">V-bind: faz o atributo do elemento interpretar o que esta dentro de aspas como um dado dinâmico, permitindo linkar com uma variavel. Essa é a maneira de inserir dados dinâmicos para atributos html.</text:p>
      <text:p text:style-name="P69">v-bind:atributo</text:p>
      <text:p text:style-name="P21"><text:soft-page-break/></text:p>
      <text:p text:style-name="P63"><text:span text:style-name="T1">Ex: </text:span><text:span text:style-name="T28">&lt;</text:span>a v-bind:href=”variavel_dinâmica”&gt;Link&lt;/a&gt;</text:p>
      <text:p text:style-name="P21"/>
      <text:p text:style-name="P64">Para simplificar não é preciso declarar o v-bind, basta colocar os dois pontos atrás do atributo: <text:span text:style-name="T7">:atributo </text:span></text:p>
      <text:p text:style-name="P21"/>
      <text:p text:style-name="P64"><text:span text:style-name="T1">Ex:</text:span> <text:span text:style-name="T28">&lt;</text:span><text:span text:style-name="T27">a :href=”variavel_dinâmica”&gt;Link&lt;/a&gt;</text:span></text:p>
      <text:p text:style-name="P21"/>
      <text:h text:style-name="P57" text:outline-level="2">Métodos</text:h>
      <text:p text:style-name="P66">Os métodos são funções, é possível executá-los baseados em eventos ou por alguma lógica da aplicação, eles ficam em um objeto chamado methods, que é onde as funções são criadas para posteriormente serem executadas.</text:p>
      <text:p text:style-name="P66"/>
      <text:p text:style-name="P67">Os metodos são funções dentro do script, enquanto o que ativa essas funções são os eventos</text:p>
      <text:p text:style-name="P21"/>
      <text:p text:style-name="P67">Para ativar um metodo por meio de um evento de click:</text:p>
      <text:p text:style-name="P67"/>
      <text:p text:style-name="P67">&lt;button @click=”metodo”&gt;&lt;/button&gt;</text:p>
      <text:p text:style-name="P67"/>
      <text:p text:style-name="P67">&lt;script&gt;</text:p>
      <text:p text:style-name="P67"><text:s text:c="4"/>export default {</text:p>
      <text:p text:style-name="P67"><text:s text:c="8"/>methods: {</text:p>
      <text:p text:style-name="P67"><text:s text:c="12"/>metodo() {console.log(this.variavel)}</text:p>
      <text:p text:style-name="P67"><text:s text:c="8"/>}</text:p>
      <text:p text:style-name="P67"><text:s text:c="4"/>}</text:p>
      <text:p text:style-name="P67">&lt;/script&gt;</text:p>
      <text:p text:style-name="P21"/>
      <text:p text:style-name="P21"/>
      <text:p text:style-name="P67"><text:soft-page-break/>O @ é um atalho para v-on</text:p>
      <text:p text:style-name="P21"/>
      <text:p text:style-name="P70">Ex:</text:p>
      <text:p text:style-name="P21">&lt;template&gt;</text:p>
      <text:p text:style-name="P21"><text:s text:c="4"/>&lt;div&gt;</text:p>
      <text:p text:style-name="P21"><text:s text:c="8"/>&lt;div&gt;</text:p>
      <text:p text:style-name="P21"><text:s text:c="12"/>&lt;button @click="showEmail"&gt;{{ textoBotao }}&lt;/button&gt;</text:p>
      <text:p text:style-name="P21"><text:s text:c="12"/>&lt;p v-show="mostrar_email"&gt;Mande uma mensagem para: {{ email }}&lt;/p&gt;</text:p>
      <text:p text:style-name="P21"><text:s text:c="8"/>&lt;/div&gt;</text:p>
      <text:p text:style-name="P21"><text:s text:c="4"/>&lt;/div&gt;</text:p>
      <text:p text:style-name="P21">&lt;/template&gt;</text:p>
      <text:p text:style-name="P21"/>
      <text:p text:style-name="P21">&lt;script&gt;</text:p>
      <text:p text:style-name="P21"><text:s text:c="4"/>export default {</text:p>
      <text:p text:style-name="P21"><text:s text:c="8"/>name: "Info",</text:p>
      <text:p text:style-name="P21"><text:s text:c="8"/>data() {</text:p>
      <text:p text:style-name="P21"><text:s text:c="12"/>return {</text:p>
      <text:p text:style-name="P21"><text:s text:c="16"/>mostrar_email: false,</text:p>
      <text:p text:style-name="P21"><text:s text:c="16"/>email: 'rafaelott333@gmail.com',</text:p>
      <text:p text:style-name="P21"><text:s text:c="16"/>textoBotao: "Mostrar Email"</text:p>
      <text:p text:style-name="P21"><text:s text:c="12"/>}</text:p>
      <text:p text:style-name="P21"><text:s text:c="8"/>},</text:p>
      <text:p text:style-name="P21"><text:s text:c="8"/>methods: {</text:p>
      <text:p text:style-name="P21"><text:s text:c="12"/>showEmail() {</text:p>
      <text:p text:style-name="P21"><text:s text:c="16"/>this.mostrar_email = !this.mostrar_email</text:p>
      <text:p text:style-name="P21"><text:s text:c="16"/>if(!this.mostrar_email) {</text:p>
      <text:p text:style-name="P21"><text:s text:c="20"/>this.textoBotao = "Mostrar Email"</text:p>
      <text:p text:style-name="P21"><text:s text:c="16"/>}</text:p>
      <text:p text:style-name="P21"/>
      <text:p text:style-name="P21"><text:s text:c="16"/>else {</text:p>
      <text:p text:style-name="P21"><text:s text:c="20"/>this.textoBotao = "Esconder Email"</text:p>
      <text:p text:style-name="P21"><text:soft-page-break/><text:s text:c="16"/>}</text:p>
      <text:p text:style-name="P21"><text:s text:c="12"/>}</text:p>
      <text:p text:style-name="P21"><text:s text:c="8"/>}</text:p>
      <text:p text:style-name="P21"><text:s text:c="4"/>}</text:p>
      <text:p text:style-name="P21">&lt;/script&gt;</text:p>
      <text:p text:style-name="P21"/>
      <text:p text:style-name="P68">É possível tambem executar um metodo nos lifecycle hooks:</text:p>
      <text:p text:style-name="P68">created() {</text:p>
      <text:p text:style-name="P68"><text:s text:c="4"/>this.metodo()</text:p>
      <text:p text:style-name="P68">}</text:p>
      <text:p text:style-name="P21"/>
      <text:h text:style-name="P57" text:outline-level="2">CSS Scoped e global</text:h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26:42.917000000</meta:creation-date>
    <dc:date>2025-05-26T07:38:51.758000000</dc:date>
    <meta:editing-duration>PT9H43M37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207" meta:word-count="1215" meta:character-count="8488" meta:non-whitespace-character-count="6872"/>
  </office:meta>
</office:document-meta>
</file>